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'Lucida Sans Unicode', 'Microsoft Sans Serif', 'Segoe UI Symbol', STIXGeneral, 'Cambria Math', 'Arial Unicode MS', sans-serif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016" officeooo:paragraph-rsid="000ce016"/>
    </style:style>
    <style:style style:name="P2" style:family="paragraph" style:parent-style-name="Standard">
      <style:text-properties officeooo:rsid="000e84b2" officeooo:paragraph-rsid="000e84b2"/>
    </style:style>
    <style:style style:name="P3" style:family="paragraph" style:parent-style-name="Standard">
      <style:text-properties officeooo:rsid="000f96ac" officeooo:paragraph-rsid="000f96ac"/>
    </style:style>
    <style:style style:name="P4" style:family="paragraph" style:parent-style-name="Standard">
      <style:text-properties officeooo:rsid="000f96ac" officeooo:paragraph-rsid="0012b321"/>
    </style:style>
    <style:style style:name="P5" style:family="paragraph" style:parent-style-name="Standard">
      <style:text-properties officeooo:rsid="000fe0fc" officeooo:paragraph-rsid="000fe0fc"/>
    </style:style>
    <style:style style:name="P6" style:family="paragraph" style:parent-style-name="Standard">
      <style:text-properties fo:color="#000000" style:text-underline-style="none" officeooo:rsid="000e84b2" officeooo:paragraph-rsid="001d97dc"/>
    </style:style>
    <style:style style:name="P7" style:family="paragraph" style:parent-style-name="Standard">
      <style:text-properties officeooo:rsid="00151064" officeooo:paragraph-rsid="00151064"/>
    </style:style>
    <style:style style:name="P8" style:family="paragraph" style:parent-style-name="Standard">
      <style:text-properties officeooo:rsid="00151064" officeooo:paragraph-rsid="0017cff1"/>
    </style:style>
    <style:style style:name="P9" style:family="paragraph" style:parent-style-name="Standard">
      <style:text-properties officeooo:rsid="00151064" officeooo:paragraph-rsid="001d97dc"/>
    </style:style>
    <style:style style:name="P10" style:family="paragraph" style:parent-style-name="Text_20_body">
      <style:text-properties officeooo:rsid="0019948c" officeooo:paragraph-rsid="0019948c"/>
    </style:style>
    <style:style style:name="P11" style:family="paragraph" style:parent-style-name="Heading_20_2">
      <style:text-properties officeooo:rsid="00151064" officeooo:paragraph-rsid="00151064"/>
    </style:style>
    <style:style style:name="P12" style:family="paragraph" style:parent-style-name="Heading_20_2">
      <style:text-properties officeooo:rsid="0019948c" officeooo:paragraph-rsid="0019948c"/>
    </style:style>
    <style:style style:name="P13" style:family="paragraph" style:parent-style-name="Heading_20_2">
      <style:text-properties officeooo:rsid="001d2271" officeooo:paragraph-rsid="001d2271"/>
    </style:style>
    <style:style style:name="P14" style:family="paragraph" style:parent-style-name="Heading_20_2">
      <style:text-properties officeooo:paragraph-rsid="001ffe60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sans-serif" fo:font-size="11.25pt" fo:letter-spacing="normal" fo:font-style="normal" style:text-underline-style="none" fo:font-weight="normal" officeooo:rsid="000e84b2" officeooo:paragraph-rsid="000e84b2" style:text-blinking="false" fo:background-color="#ffffff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sans-serif" fo:font-size="11.25pt" fo:letter-spacing="normal" fo:font-style="normal" style:text-underline-style="none" fo:font-weight="normal" officeooo:rsid="000e84b2" officeooo:paragraph-rsid="0012b321" style:text-blinking="false" fo:background-color="#ffffff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sans-serif" fo:font-size="11.25pt" fo:letter-spacing="normal" fo:font-style="normal" style:text-underline-style="none" fo:font-weight="normal" officeooo:rsid="000e84b2" officeooo:paragraph-rsid="001d97dc" style:text-blinking="false" fo:background-color="#ffffff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sans-serif" fo:font-size="11.25pt" fo:letter-spacing="normal" fo:font-style="normal" style:text-underline-style="none" fo:font-weight="normal" officeooo:rsid="0012b321" officeooo:paragraph-rsid="0012b321" style:text-blinking="false" fo:background-color="#ffffff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sans-serif" fo:font-size="11.25pt" fo:letter-spacing="normal" fo:font-style="normal" style:text-underline-style="none" fo:font-weight="normal" officeooo:rsid="0012b321" officeooo:paragraph-rsid="001d97dc" style:text-blinking="false" fo:background-color="#ffffff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sans-serif" fo:font-size="11.25pt" fo:letter-spacing="normal" fo:font-style="normal" style:text-underline-style="none" fo:font-weight="normal" officeooo:rsid="00129a5b" officeooo:paragraph-rsid="0012b321" style:text-blinking="false" fo:background-color="#ffffff"/>
    </style:style>
    <style:style style:name="P21" style:family="paragraph" style:parent-style-name="Standard">
      <style:text-properties fo:font-variant="normal" fo:text-transform="none" fo:color="#006699" style:text-line-through-style="none" style:text-line-through-type="none" style:font-name="sans-serif" fo:font-size="11.25pt" fo:letter-spacing="normal" fo:font-style="normal" style:text-underline-style="none" fo:font-weight="normal" officeooo:rsid="00129a5b" officeooo:paragraph-rsid="0012b321" style:text-blinking="false" fo:background-color="#ffffff"/>
    </style:style>
    <style:style style:name="P22" style:family="paragraph" style:parent-style-name="Standard">
      <style:text-properties fo:font-variant="normal" fo:text-transform="none" fo:color="#006699" style:text-line-through-style="none" style:text-line-through-type="none" style:font-name="sans-serif" fo:font-size="11.25pt" fo:letter-spacing="normal" fo:font-style="normal" style:text-underline-style="none" fo:font-weight="normal" officeooo:rsid="00129a5b" officeooo:paragraph-rsid="001d97dc" style:text-blinking="false" fo:background-color="#ffffff"/>
    </style:style>
    <style:style style:name="P23" style:family="paragraph" style:parent-style-name="Standard">
      <style:text-properties fo:font-variant="normal" fo:text-transform="none" fo:color="#006699" style:text-line-through-style="none" style:text-line-through-type="none" style:font-name="sans-serif" fo:font-size="11.25pt" fo:letter-spacing="normal" fo:font-style="normal" style:text-underline-style="none" fo:font-weight="normal" officeooo:rsid="00151064" officeooo:paragraph-rsid="0017cff1" style:text-blinking="false" fo:background-color="#ffffff"/>
    </style:style>
    <style:style style:name="P24" style:family="paragraph" style:parent-style-name="Standard">
      <style:text-properties fo:font-variant="normal" fo:text-transform="none" fo:color="#006699" style:text-line-through-style="none" style:text-line-through-type="none" style:font-name="sans-serif" fo:font-size="11.25pt" fo:letter-spacing="normal" fo:font-style="normal" style:text-underline-style="none" fo:font-weight="normal" officeooo:rsid="00151064" officeooo:paragraph-rsid="00151064" style:text-blinking="false" fo:background-color="#ffffff"/>
    </style:style>
    <style:style style:name="P25" style:family="paragraph" style:parent-style-name="Text_20_body">
      <style:text-properties fo:font-variant="normal" fo:text-transform="none" fo:color="#505050" style:text-line-through-style="none" style:text-line-through-type="none" style:font-name="Arial" fo:font-size="15pt" fo:letter-spacing="normal" fo:font-style="normal" style:text-underline-style="solid" style:text-underline-width="auto" style:text-underline-color="font-color" fo:font-weight="normal" officeooo:rsid="001d2271" officeooo:paragraph-rsid="001d2271" style:text-blinking="false" fo:background-color="transparent" loext:padding="0cm" loext:border="none"/>
    </style:style>
    <style:style style:name="P26" style:family="paragraph" style:parent-style-name="Text_20_body">
      <style:text-properties fo:font-variant="normal" fo:text-transform="none" fo:color="#505050" style:text-line-through-style="none" style:text-line-through-type="none" style:font-name="Arial" fo:font-size="15pt" fo:letter-spacing="normal" fo:font-style="normal" style:text-underline-style="solid" style:text-underline-width="auto" style:text-underline-color="font-color" fo:font-weight="normal" officeooo:rsid="0019948c" officeooo:paragraph-rsid="0019948c" style:text-blinking="false" fo:background-color="transparent" loext:padding="0cm" loext:border="none"/>
    </style:style>
    <style:style style:name="P27" style:family="paragraph" style:parent-style-name="Text_20_body">
      <style:text-properties fo:font-variant="normal" fo:text-transform="none" fo:color="#505050" style:text-line-through-style="none" style:text-line-through-type="none" style:font-name="Arial" fo:font-size="15pt" fo:letter-spacing="normal" fo:font-style="normal" style:text-underline-style="solid" style:text-underline-width="auto" style:text-underline-color="font-color" fo:font-weight="normal" officeooo:rsid="0017f076" officeooo:paragraph-rsid="00151064" style:text-blinking="false" fo:background-color="transparent" loext:padding="0cm" loext:border="none"/>
    </style:style>
    <style:style style:name="P28" style:family="paragraph" style:parent-style-name="Text_20_body">
      <style:text-properties fo:font-variant="normal" fo:text-transform="none" fo:color="#505050" style:text-line-through-style="none" style:text-line-through-type="none" style:font-name="Arial" fo:font-size="15pt" fo:letter-spacing="normal" fo:font-style="normal" style:text-underline-style="solid" style:text-underline-width="auto" style:text-underline-color="font-color" fo:font-weight="normal" officeooo:rsid="0017cff1" officeooo:paragraph-rsid="00151064" style:text-blinking="false" fo:background-color="transparent" loext:padding="0cm" loext:border="none"/>
    </style:style>
    <style:style style:name="P29" style:family="paragraph" style:parent-style-name="Text_20_body">
      <style:text-properties officeooo:paragraph-rsid="001ffe60"/>
    </style:style>
    <style:style style:name="T1" style:family="text">
      <style:text-properties fo:font-variant="normal" fo:text-transform="none" fo:color="#660099" style:text-line-through-style="none" style:text-line-through-type="none" style:font-name="arial" fo:font-size="13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660099" style:text-line-through-style="none" style:text-line-through-type="none" style:font-name="arial" fo:font-size="13.5pt" fo:letter-spacing="normal" fo:font-style="normal" style:text-underline-style="none" fo:font-weight="normal" officeooo:rsid="000ce016" style:text-blinking="false"/>
    </style:style>
    <style:style style:name="T3" style:family="text">
      <style:text-properties fo:font-variant="normal" fo:text-transform="none" fo:color="#006699" style:text-line-through-style="none" style:text-line-through-type="none" style:font-name="sans-serif" fo:font-size="11.25pt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006699" style:text-line-through-style="none" style:text-line-through-type="none" style:font-name="sans-serif" fo:font-size="11.25pt" fo:letter-spacing="normal" fo:font-style="normal" style:text-underline-style="none" fo:font-weight="normal" officeooo:rsid="00129a5b" style:text-blinking="false" fo:background-color="#ffffff" loext:char-shading-value="0"/>
    </style:style>
    <style:style style:name="T5" style:family="text">
      <style:text-properties fo:font-variant="normal" fo:text-transform="none" fo:color="#006699" style:text-line-through-style="none" style:text-line-through-type="none" style:font-name="sans-serif" fo:font-size="11.25pt" fo:letter-spacing="normal" fo:font-style="normal" style:text-underline-style="none" fo:font-weight="normal" officeooo:rsid="000e84b2" style:text-blinking="false" fo:background-color="#ffffff" loext:char-shading-value="0"/>
    </style:style>
    <style:style style:name="T6" style:family="text">
      <style:text-properties fo:font-variant="normal" fo:text-transform="none" fo:color="#006699" style:text-line-through-style="none" style:text-line-through-type="none" style:font-name="sans-serif" fo:font-size="11.25pt" fo:letter-spacing="normal" fo:font-style="normal" style:text-underline-style="none" fo:font-weight="normal" officeooo:rsid="001d42c6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sans-serif" fo:font-size="11.25pt" fo:letter-spacing="normal" fo:font-style="normal" style:text-underline-style="none" fo:font-weight="normal" officeooo:rsid="000e84b2" style:text-blinking="false" fo:background-color="#ffffff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sans-serif" fo:font-size="11.25pt" fo:letter-spacing="normal" fo:font-style="normal" style:text-underline-style="none" fo:font-weight="normal" officeooo:rsid="00129a5b" style:text-blinking="false" fo:background-color="#ffffff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sans-serif" fo:font-size="11.25pt" fo:letter-spacing="normal" fo:font-style="normal" style:text-underline-style="none" officeooo:rsid="00129a5b" style:text-blinking="false" fo:background-color="#ffffff" loext:char-shading-value="0"/>
    </style:style>
    <style:style style:name="T10" style:family="text">
      <style:text-properties fo:font-variant="normal" fo:text-transform="none" style:text-line-through-style="none" style:text-line-through-type="none" style:font-name="sans-serif" fo:font-size="11.25pt" fo:letter-spacing="normal" fo:font-style="normal" fo:font-weight="normal" style:text-blinking="false" fo:background-color="#ffffff" loext:char-shading-value="0"/>
    </style:style>
    <style:style style:name="T11" style:family="text">
      <style:text-properties fo:font-variant="normal" fo:text-transform="none" style:text-line-through-style="none" style:text-line-through-type="none" style:font-name="sans-serif" fo:font-size="11.25pt" fo:letter-spacing="normal" fo:font-style="normal" fo:font-weight="normal" officeooo:rsid="001d97dc" style:text-blinking="false" fo:background-color="#ffffff" loext:char-shading-value="0"/>
    </style:style>
    <style:style style:name="T12" style:family="text">
      <style:text-properties fo:font-variant="normal" fo:text-transform="none" fo:color="#505050" style:text-line-through-style="none" style:text-line-through-type="none" style:font-name="Arial" fo:font-size="1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13" style:family="text">
      <style:text-properties fo:font-variant="normal" fo:text-transform="none" fo:color="#505050" style:text-line-through-style="none" style:text-line-through-type="none" style:font-name="Arial" fo:font-size="15pt" fo:letter-spacing="normal" fo:font-style="normal" style:text-underline-style="solid" style:text-underline-width="auto" style:text-underline-color="font-color" fo:font-weight="normal" style:text-blinking="false" fo:background-color="transparent" loext:char-shading-value="0" loext:padding="0cm" loext:border="none"/>
    </style:style>
    <style:style style:name="T14" style:family="text">
      <style:text-properties fo:font-variant="normal" fo:text-transform="none" fo:color="#505050" style:text-line-through-style="none" style:text-line-through-type="none" style:font-name="Arial" fo:font-size="15pt" fo:letter-spacing="normal" fo:font-style="normal" style:text-underline-style="solid" style:text-underline-width="auto" style:text-underline-color="font-color" fo:font-weight="normal" officeooo:rsid="0017f076" style:text-blinking="false" fo:background-color="transparent" loext:char-shading-value="0" loext:padding="0cm" loext:border="none"/>
    </style:style>
    <style:style style:name="T15" style:family="text">
      <style:text-properties fo:font-variant="normal" fo:text-transform="none" fo:color="#505050" style:text-line-through-style="none" style:text-line-through-type="none" style:font-name="Arial" fo:font-size="15pt" fo:letter-spacing="normal" fo:font-style="normal" style:text-underline-style="solid" style:text-underline-width="auto" style:text-underline-color="font-color" fo:font-weight="normal" officeooo:rsid="001bfba9" style:text-blinking="false" fo:background-color="transparent" loext:char-shading-value="0" loext:padding="0cm" loext:border="none"/>
    </style:style>
    <style:style style:name="T16" style:family="text">
      <style:text-properties fo:font-variant="normal" fo:text-transform="none" fo:color="#505050" style:font-name="Arial" fo:font-size="15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17" style:family="text">
      <style:text-properties officeooo:rsid="000fe0fc"/>
    </style:style>
    <style:style style:name="T18" style:family="text">
      <style:text-properties officeooo:rsid="00129a5b"/>
    </style:style>
    <style:style style:name="T19" style:family="text">
      <style:text-properties officeooo:rsid="001ffe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3" text:outline-level="3"><text:a xlink:type="simple" xlink:href="https://www.research.ibm.com/journal" text:style-name="Internet_20_link" text:visited-style-name="Visited_20_Internet_20_Link">IBM Journal of Research &amp; Development</text:a><text:span text:style-name="T1"> - </text:span><text:span text:style-name="T2">1</text:span></text:h>
      <text:p text:style-name="P1">IEEE – <text:span text:style-name="T17">11</text:span></text:p>
      <text:p text:style-name="P2">Aual de revisão engenharia biomédica – 1</text:p>
      <text:p text:style-name="P2">Nature – 1</text:p>
      <text:p text:style-name="P2">Anal de oncologia – 1</text:p>
      <text:p text:style-name="P3">Springer<text:span text:style-name="T18">( Journal of Medical Systems)</text:span> – 1</text:p>
      <text:p text:style-name="P5">Acta Press – 1<text:tab/> <text:tab/></text:p>
      <text:p text:style-name="P2"/>
      <text:p text:style-name="P2"/>
      <text:p text:style-name="P2"/>
      <text:p text:style-name="P15"/>
      <text:p text:style-name="P15">2018 IEEE 15th International Symposium on Biomedical Imaging (ISBI 2018)</text:p>
      <text:p text:style-name="P15">2016 IEEE 13th International Symposium on Biomedical Imaging (ISBI)</text:p>
      <text:p text:style-name="P18"/>
      <text:p text:style-name="P18">2017 IEEE 14th International Symposium on Biomedical Imaging (ISBI 2017)</text:p>
      <text:p text:style-name="P16"/>
      <text:p text:style-name="P16">2016 IEEE International Conference on Image Processing (ICIP)</text:p>
      <text:p text:style-name="P16"/>
      <text:p text:style-name="P16">2016 IEEE 13th International Symposium on Biomedical Imaging (ISBI)</text:p>
      <text:p text:style-name="P16">2016 Sixth International Conference on Image Processing Theory, Tools and Applications (IPTA)</text:p>
      <text:p text:style-name="P16">2016 38th Annual International Conference of the IEEE Engineering in Medicine and Biology Society (EMBC)</text:p>
      <text:p text:style-name="P20"/>
      <text:p text:style-name="P4"><text:span text:style-name="Strong_20_Emphasis"><text:span text:style-name="T9"> </text:span></text:span><text:span text:style-name="T8">2017 13th IASTED International Conference on Biomedical Engineering (BioMed)</text:span></text:p>
      <text:p text:style-name="P20">2016 38th Annual International Conference of the IEEE Engineering in Medicine and Biology Society (EMBC)</text:p>
      <text:p text:style-name="P20"/>
      <text:p text:style-name="P4"><text:span text:style-name="Strong_20_Emphasis"><text:span text:style-name="T9"> </text:span></text:span><text:span text:style-name="T8">2017 IEEE 14th International Symposium on Biomedical Imaging (ISBI 2017)</text:span></text:p>
      <text:p text:style-name="P21"/>
      <text:p text:style-name="P22">IEEE Transactions on Medical Imaging</text:p>
      <text:p text:style-name="P22">Journal of Medical Systems</text:p>
      <text:p text:style-name="P22">IEEE Access </text:p>
      <text:p text:style-name="P17">Anal de oncologia</text:p>
      <text:p text:style-name="P6"><text:span text:style-name="T10">A</text:span><text:span text:style-name="T11">n</text:span><text:span text:style-name="T10">al de revisão engenharia biomédica </text:span></text:p>
      <text:p text:style-name="P19">Nature</text:p>
      <text:p text:style-name="P9"><text:a xlink:type="simple" xlink:href="https://ieeexplore.ieee.org/xpl/RecentIssue.jsp?punumber=5288520" text:style-name="Internet_20_link" text:visited-style-name="Visited_20_Internet_20_Link"><text:span text:style-name="T5">I</text:span></text:a><text:span text:style-name="T7">BM Journal of Research and Development</text:span></text:p>
      <text:p text:style-name="P7"><text:span text:style-name="T4">P</text:span><text:span text:style-name="T3">attern Recognition </text:span><text:span text:style-name="T6">4</text:span></text:p>
      <text:p text:style-name="P23">Knowledge-Based Systems</text:p>
      <text:p text:style-name="P8"><text:bookmark text:name="publication-title"/><text:a xlink:type="simple" xlink:href="https://www.sciencedirect.com/science/journal/15684946" text:style-name="Internet_20_link" text:visited-style-name="Visited_20_Internet_20_Link"><text:span text:style-name="T12">Applied Soft Computing</text:span></text:a></text:p>
      <text:h text:style-name="P11" text:outline-level="2"><text:bookmark text:name="publication-title1"/><text:a xlink:type="simple" xlink:href="https://www.sciencedirect.com/science/journal/01692607" text:style-name="Internet_20_link" text:visited-style-name="Visited_20_Internet_20_Link">Computer Methods and Programs in Biomedicine</text:a><text:span text:style-name="T13"> – </text:span><text:span text:style-name="T15">6</text:span></text:h>
      <text:p text:style-name="P10"><text:span text:style-name="T14">M</text:span><text:span text:style-name="T13">edical Image Analysis</text:span></text:p>
      <text:h text:style-name="P12" text:outline-level="2"><text:bookmark text:name="publication-title2"/><text:a xlink:type="simple" xlink:href="https://www.sciencedirect.com/science/journal/09521976" text:style-name="Internet_20_link" text:visited-style-name="Visited_20_Internet_20_Link"><text:span text:style-name="T13">Engineering Applications of Artificial Intelligence</text:span></text:a></text:h>
      <text:h text:style-name="P12" text:outline-level="2"><text:bookmark text:name="publication-title3"/><text:a xlink:type="simple" xlink:href="https://www.sciencedirect.com/science/journal/08956111" text:style-name="Internet_20_link" text:visited-style-name="Visited_20_Internet_20_Link"><text:span text:style-name="T13">Computerized Medical Imaging and Graphics</text:span></text:a></text:h>
      <text:p text:style-name="P25">Expert Systems with applications</text:p>
      <text:h text:style-name="P13" text:outline-level="2"><text:bookmark text:name="publication-title4"/><text:soft-page-break/><text:a xlink:type="simple" xlink:href="https://www.sciencedirect.com/science/journal/17468094" text:style-name="Internet_20_link" text:visited-style-name="Visited_20_Internet_20_Link"><text:span text:style-name="T13">Biomedical Signal Processing and Control</text:span></text:a></text:h>
      <text:p text:style-name="P29"><text:span text:style-name="T19">Journal of Biomedical Informatics</text:span></text:p>
      <text:h text:style-name="P14" text:outline-level="2"><text:bookmark text:name="publication-title5"/><text:a xlink:type="simple" xlink:href="https://www.sciencedirect.com/science/journal/13890417" text:style-name="Internet_20_link" text:visited-style-name="Visited_20_Internet_20_Link"><text:span text:style-name="T16">Cognitive Systems Research</text:span></text:a></text:h>
      <text:p text:style-name="P29"><text:line-break/></text:p>
      <text:p text:style-name="Text_20_body"><text:line-break/></text:p>
      <text:p text:style-name="P26"/>
      <text:p text:style-name="P27"/>
      <text:p text:style-name="P28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'Lucida Sans Unicode', 'Microsoft Sans Serif', 'Segoe UI Symbol', STIXGeneral, 'Cambria Math', 'Arial Unicode MS', sans-serif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22:09:25.077369870</meta:creation-date>
    <dc:date>2018-12-25T20:03:18.665059250</dc:date>
    <meta:editing-duration>PT10M5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208" meta:character-count="1503" meta:non-whitespace-character-count="1314"/>
  </office:meta>
</office:document-meta>
</file>